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E5000000D662CC63AC533E5F34.png" manifest:media-type="image/png"/>
  <manifest:file-entry manifest:full-path="Pictures/10000000000000DB000000D5172C52981FEE6B22.png" manifest:media-type="image/png"/>
  <manifest:file-entry manifest:full-path="Pictures/10000000000000E3000000E3F93EED8230947506.png" manifest:media-type="image/png"/>
  <manifest:file-entry manifest:full-path="Pictures/10000000000000DD000000DDF9DE43906920251C.png" manifest:media-type="image/png"/>
  <manifest:file-entry manifest:full-path="Pictures/10000000000000E2000000E012A5D723D0431E2B.png" manifest:media-type="image/png"/>
  <manifest:file-entry manifest:full-path="Pictures/10000001000004B2000002E4455B2E899F66EEB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solid" draw:fill-color="#ffffff" draw:textarea-horizontal-align="justify" draw:textarea-vertical-align="middle" draw:auto-grow-height="false" fo:min-height="8.987cm" fo:min-width="5.178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25.582cm" svg:height="15.749cm" svg:x="1.189cm" svg:y="0.001cm">
          <draw:image xlink:href="Pictures/10000001000004B2000002E4455B2E899F66EEBC.png" xlink:type="simple" xlink:show="embed" xlink:actuate="onLoad" draw:mime-type="image/png">
            <text:p/>
          </draw:image>
        </draw:frame>
        <draw:custom-shape draw:style-name="gr2" draw:text-style-name="P2" draw:layer="layout" svg:width="5.678cm" svg:height="9.237cm" svg:x="5.822cm" svg:y="4.26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2cm" svg:height="1.982cm" svg:x="7cm" svg:y="6.5cm">
          <draw:image xlink:href="Pictures/10000000000000E2000000E012A5D723D0431E2B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5cm" svg:x="14.5cm" svg:y="0.5cm">
          <draw:image xlink:href="Pictures/10000000000000DD000000DDF9DE43906920251C.png" xlink:type="simple" xlink:show="embed" xlink:actuate="onLoad" draw:mime-type="image/png">
            <text:p/>
          </draw:image>
        </draw:frame>
        <draw:frame draw:style-name="gr1" draw:text-style-name="P1" draw:layer="layout" svg:width="1.5cm" svg:height="1.5cm" svg:x="23cm" svg:y="5.5cm">
          <draw:image xlink:href="Pictures/10000000000000E3000000E3F93EED8230947506.png" xlink:type="simple" xlink:show="embed" xlink:actuate="onLoad" draw:mime-type="image/png">
            <text:p/>
          </draw:image>
        </draw:frame>
        <draw:line draw:style-name="gr3" draw:text-style-name="P3" draw:layer="layout" svg:x1="7cm" svg:y1="6.5cm" svg:x2="2.285cm" svg:y2="3.704cm">
          <text:p/>
        </draw:line>
        <draw:line draw:style-name="gr3" draw:text-style-name="P3" draw:layer="layout" svg:x1="14.5cm" svg:y1="1.5cm" svg:x2="14cm" svg:y2="2.5cm">
          <text:p/>
        </draw:line>
        <draw:line draw:style-name="gr3" draw:text-style-name="P3" draw:layer="layout" svg:x1="23.5cm" svg:y1="5.5cm" svg:x2="22.5cm" svg:y2="3cm">
          <text:p/>
        </draw:line>
        <draw:frame draw:style-name="gr1" draw:text-style-name="P1" draw:layer="layout" svg:width="1.542cm" svg:height="1.5cm" svg:x="12.958cm" svg:y="6.5cm">
          <draw:image xlink:href="Pictures/10000000000000DB000000D5172C52981FEE6B22.png" xlink:type="simple" xlink:show="embed" xlink:actuate="onLoad" draw:mime-type="image/png">
            <text:p/>
          </draw:image>
        </draw:frame>
        <draw:line draw:style-name="gr3" draw:text-style-name="P3" draw:layer="layout" svg:x1="23cm" svg:y1="13cm" svg:x2="24cm" svg:y2="14.5cm">
          <text:p/>
        </draw:line>
        <draw:frame draw:style-name="gr1" draw:text-style-name="P1" draw:layer="layout" svg:width="1.605cm" svg:height="1.5cm" svg:x="21.79cm" svg:y="11.5cm">
          <draw:image xlink:href="Pictures/10000000000000E5000000D662CC63AC533E5F34.png" xlink:type="simple" xlink:show="embed" xlink:actuate="onLoad" draw:mime-type="image/png">
            <text:p/>
          </draw:image>
        </draw:frame>
        <draw:line draw:style-name="gr3" draw:text-style-name="P3" draw:layer="layout" svg:x1="13.5cm" svg:y1="6.5cm" svg:x2="13.5cm" svg:y2="5cm">
          <text:p/>
        </draw:lin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ejaVu Sans" style:font-family-asian="'DejaVu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initial-creator>Björn Johansson</meta:initial-creator>
    <meta:creation-date>2021-09-30T15:10:27.688971622</meta:creation-date>
    <dc:date>2021-09-30T15:40:13.925990423</dc:date>
    <dc:creator>Björn Johansson</dc:creator>
    <meta:editing-duration>PT18M44S</meta:editing-duration>
    <meta:editing-cycles>1</meta:editing-cycles>
    <meta:document-statistic meta:object-count="35"/>
    <meta:generator>LibreOffice/7.2.1.2$Linux_X86_64 LibreOffice_project/20$Build-2</meta:generator>
  </office:meta>
</office:document-meta>
</file>